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7.584cm"/>
    </style:style>
    <style:style style:name="Table2.1" style:family="table-row">
      <style:table-row-properties style:min-row-height="1.80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605cm" fo:margin-left="0cm" table:align="left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0.199cm"/>
    </style:style>
    <style:style style:name="Table4.C" style:family="table-column">
      <style:table-column-properties style:column-width="8.41cm"/>
    </style:style>
    <style:style style:name="Table4.A1" style:family="table-cell">
      <style:table-cell-properties fo:background-color="#dddddd" fo:padding="0.097cm" fo:border="none">
        <style:background-image/>
      </style:table-cell-properties>
    </style:style>
    <style:style style:name="Table4.B1" style:family="table-cell">
      <style:table-cell-properties fo:background-color="transparent" fo:padding="0.097cm" fo:border="none">
        <style:background-image/>
      </style:table-cell-properties>
    </style:style>
    <style:style style:name="Table4.2" style:family="table-row">
      <style:table-row-properties style:min-row-height="3.147cm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3" style:family="table-row">
      <style:table-row-properties style:min-row-height="0.474cm"/>
    </style:style>
    <style:style style:name="Table4.A4" style:family="table-cell">
      <style:table-cell-properties fo:padding="0.097cm" fo:border="none"/>
    </style:style>
    <style:style style:name="Table3" style:family="table">
      <style:table-properties style:width="17.815cm" fo:margin-left="-0.09cm" table:align="left"/>
    </style:style>
    <style:style style:name="Table3.A" style:family="table-column">
      <style:table-column-properties style:column-width="0.146cm"/>
    </style:style>
    <style:style style:name="Table3.B" style:family="table-column">
      <style:table-column-properties style:column-width="11.76cm"/>
    </style:style>
    <style:style style:name="Table3.C" style:family="table-column">
      <style:table-column-properties style:column-width="5.733cm"/>
    </style:style>
    <style:style style:name="Table3.D" style:family="table-column">
      <style:table-column-properties style:column-width="0.176cm"/>
    </style:style>
    <style:style style:name="Table3.1" style:family="table-row">
      <style:table-row-properties style:min-row-height="0.82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6" style:family="table-row">
      <style:table-row-properties style:min-row-height="1.291cm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7" style:family="table-row">
      <style:table-row-properties style:min-row-height="0.794cm"/>
    </style:style>
    <style:style style:name="Table3.A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A12" style:family="table-cell">
      <style:table-cell-properties fo:padding="0.199cm" fo:border="none"/>
    </style:style>
    <style:style style:name="Table3.C12" style:family="table-cell">
      <style:table-cell-properties fo:padding="0.199cm" fo:border="none"/>
    </style:style>
    <style:style style:name="Table3.A13" style:family="table-cell">
      <style:table-cell-properties fo:padding="0.199cm" fo:border="none"/>
    </style:style>
    <style:style style:name="Table3.A14" style:family="table-cell">
      <style:table-cell-properties fo:padding="0.199cm" fo:border="none"/>
    </style:style>
    <style:style style:name="Table3.C14" style:family="table-cell">
      <style:table-cell-properties fo:padding="0.199cm" fo:border="none"/>
    </style:style>
    <style:style style:name="Table3.15" style:family="table-row">
      <style:table-row-properties style:min-row-height="1.473cm"/>
    </style:style>
    <style:style style:name="Table3.A15" style:family="table-cell">
      <style:table-cell-properties fo:padding="0.199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784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3" style:family="table-row">
      <style:table-row-properties style:min-row-height="1.081cm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4" style:family="table-row">
      <style:table-row-properties style:min-row-height="0.864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5" style:family="table">
      <style:table-properties style:width="17.605cm" fo:margin-left="0cm" table:align="left"/>
    </style:style>
    <style:style style:name="Table5.A" style:family="table-column">
      <style:table-column-properties style:column-width="8.916cm"/>
    </style:style>
    <style:style style:name="Table5.B" style:family="table-column">
      <style:table-column-properties style:column-width="0.291cm"/>
    </style:style>
    <style:style style:name="Table5.C" style:family="table-column">
      <style:table-column-properties style:column-width="8.398cm"/>
    </style:style>
    <style:style style:name="Table5.A1" style:family="table-cell">
      <style:table-cell-properties fo:background-color="#dddddd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474cm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P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Open sans" fo:font-size="6pt" officeooo:rsid="0041ef7e" officeooo:paragraph-rsid="0041ef7e" style:font-size-asian="5.25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4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300bf7" officeooo:paragraph-rsid="0039ffd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6pt" fo:language="en" fo:country="CA" fo:font-weight="bold" officeooo:rsid="000a874f" officeooo:paragraph-rsid="00300bf7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25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300bf7" officeooo:paragraph-rsid="0039ffdc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3319fd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00bf7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211f5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3d9e19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300bf7" officeooo:paragraph-rsid="0039ffdc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42" style:family="paragraph" style:parent-style-name="Standard">
      <style:text-properties officeooo:paragraph-rsid="0048470b"/>
    </style:style>
    <style:style style:name="P43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5770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57705" style:font-size-asian="5.25pt" style:font-style-asian="normal" style:font-weight-asian="normal" style:font-size-complex="6pt" style:font-style-complex="normal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fo:color="#111111" loext:opacity="100%" style:font-name="Open sans" fo:font-size="3pt" fo:language="en" fo:country="CA" fo:font-style="normal" fo:font-weight="normal" officeooo:rsid="00457705" officeooo:paragraph-rsid="00457705" style:font-size-asian="2.59999990463257pt" style:font-style-asian="normal" style:font-weight-asian="normal" style:font-size-complex="3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officeooo:paragraph-rsid="0039ffdc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Open sans" fo:font-size="12pt" officeooo:rsid="003ca107" officeooo:paragraph-rsid="003ca107" style:font-size-asian="12pt" style:font-size-complex="12pt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Open sans" fo:font-size="12pt" officeooo:rsid="003ca107" officeooo:paragraph-rsid="003d8b66" style:font-size-asian="12pt" style:font-size-complex="12pt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Open sans" fo:font-size="12pt" officeooo:rsid="003d8b66" officeooo:paragraph-rsid="003d8b66" style:font-size-asian="12pt" style:font-size-complex="12pt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Open sans" fo:font-size="12pt" officeooo:rsid="003d9e19" officeooo:paragraph-rsid="003d9e19" style:font-size-asian="12pt" style:font-size-complex="12pt"/>
    </style:style>
    <style:style style:name="P53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Open sans" fo:font-size="12pt" officeooo:rsid="005f5ac0" officeooo:paragraph-rsid="005f5ac0" style:font-size-asian="12pt" style:font-size-complex="12pt"/>
    </style:style>
    <style:style style:name="P54" style:family="paragraph" style:parent-style-name="Standard" style:list-style-name="L3">
      <style:paragraph-properties fo:text-align="start" style:justify-single-word="false"/>
      <style:text-properties fo:color="#000000" loext:opacity="100%" style:font-name="Open sans" fo:font-size="12pt" officeooo:rsid="003d8b66" officeooo:paragraph-rsid="003d8b66" style:font-name-asian="Source Code Pro Black" style:font-size-asian="12pt" style:font-name-complex="Source Code Pro Black" style:font-size-complex="12pt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a182e" officeooo:paragraph-rsid="005a182e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e31cf" officeooo:paragraph-rsid="005e31cf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3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58" style:family="paragraph" style:parent-style-name="Standard" style:list-style-name="L3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officeooo:paragraph-rsid="00585fcf"/>
    </style:style>
    <style:style style:name="P60" style:family="paragraph" style:parent-style-name="Standard">
      <style:paragraph-properties fo:text-align="center" style:justify-single-word="false"/>
      <style:text-properties officeooo:rsid="00585fcf" officeooo:paragraph-rsid="00585fcf"/>
    </style:style>
    <style:style style:name="P61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5e31cf" officeooo:paragraph-rsid="005e31cf" style:font-size-asian="12pt" style:font-style-asian="italic" style:font-size-complex="12pt" style:font-style-complex="italic"/>
    </style:style>
    <style:style style:name="P62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3ca107" officeooo:paragraph-rsid="003ca107" style:font-size-asian="12pt" style:font-style-asian="normal" style:font-size-complex="12pt" style:font-style-complex="normal"/>
    </style:style>
    <style:style style:name="P63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532c59" officeooo:paragraph-rsid="00532c59" style:font-size-asian="12pt" style:font-style-asian="normal" style:font-size-complex="12pt" style:font-style-complex="normal"/>
    </style:style>
    <style:style style:name="P64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officeooo:rsid="0048470b" officeooo:paragraph-rsid="0048470b" style:font-name-asian="Source Code Pro Black" style:font-size-asian="12pt" style:font-name-complex="Source Code Pro Black" style:font-size-complex="12pt"/>
    </style:style>
    <style:style style:name="P65" style:family="paragraph" style:parent-style-name="Table_20_Contents" style:list-style-name="L2">
      <style:paragraph-properties fo:text-align="start" style:justify-single-word="false"/>
      <style:text-properties style:font-name="Open sans" fo:font-size="12pt" officeooo:paragraph-rsid="003c4170" style:font-size-asian="12pt" style:font-size-complex="12pt"/>
    </style:style>
    <style:style style:name="P66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521386" officeooo:paragraph-rsid="00521386" style:font-size-asian="12pt" style:font-size-complex="12pt"/>
    </style:style>
    <style:style style:name="P67" style:family="paragraph" style:parent-style-name="Table_20_Contents" style:list-style-name="L3">
      <style:paragraph-properties fo:text-align="start" style:justify-single-word="false"/>
      <style:text-properties style:font-name="Open sans" fo:font-size="12pt" officeooo:rsid="003a3d34" officeooo:paragraph-rsid="003c4170" style:font-size-asian="12pt" style:font-size-complex="12pt"/>
    </style:style>
    <style:style style:name="P68" style:family="paragraph" style:parent-style-name="Table_20_Contents" style:list-style-name="L1">
      <style:paragraph-properties fo:text-align="start" style:justify-single-word="false"/>
      <style:text-properties style:font-name="Open sans" fo:font-weight="bold" officeooo:rsid="005a182e" officeooo:paragraph-rsid="005c5243" style:font-weight-asian="bold" style:font-weight-complex="bold"/>
    </style:style>
    <style:style style:name="P69" style:family="paragraph" style:parent-style-name="Table_20_Contents" style:list-style-name="L1">
      <style:paragraph-properties fo:text-align="start" style:justify-single-word="false"/>
      <style:text-properties style:font-name="Open sans" fo:font-weight="bold" officeooo:rsid="0060a9d5" officeooo:paragraph-rsid="0060a9d5" style:font-weight-asian="bold" style:font-weight-complex="bold"/>
    </style:style>
    <style:style style:name="P70" style:family="paragraph" style:parent-style-name="Table_20_Contents" style:list-style-name="L3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71" style:family="paragraph" style:parent-style-name="Table_20_Contents" style:list-style-name="L3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bacf9" officeooo:paragraph-rsid="005bacf9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able_20_Contents" style:list-style-name="L3">
      <style:paragraph-properties fo:text-align="justify" style:justify-single-word="false"/>
      <style:text-properties officeooo:paragraph-rsid="0048470b"/>
    </style:style>
    <style:style style:name="T1" style:family="text">
      <style:text-properties fo:color="#999999" loext:opacity="100%" style:font-name="Open sans" fo:font-size="12pt" fo:font-style="italic" officeooo:rsid="0020b962" style:font-size-asian="12pt" style:font-style-asian="italic" style:font-size-complex="12pt" style:font-style-complex="italic"/>
    </style:style>
    <style:style style:name="T2" style:family="text">
      <style:text-properties fo:color="#999999" loext:opacity="100%" style:font-name="Open sans" fo:font-size="12pt" fo:font-style="italic" officeooo:rsid="0039ffdc" style:font-size-asian="12pt" style:font-style-asian="italic" style:font-size-complex="12pt" style:font-style-complex="italic"/>
    </style:style>
    <style:style style:name="T3" style:family="text">
      <style:text-properties fo:color="#999999" loext:opacity="100%" style:font-name="Open sans" fo:font-size="12pt" fo:font-style="italic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4" style:family="text">
      <style:text-properties fo:color="#999999" loext:opacity="100%" style:font-name="Open sans" fo:font-size="12pt" fo:font-style="italic" fo:font-weight="normal" officeooo:rsid="003a3d34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5" style:family="text">
      <style:text-properties fo:color="#999999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6" style:family="text">
      <style:text-properties fo:color="#999999" loext:opacity="100%" style:font-name="Open sans" fo:font-size="12pt" fo:font-style="italic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7" style:family="text">
      <style:text-properties fo:color="#999999" loext:opacity="100%" fo:font-style="italic" style:font-style-asian="italic" style:font-style-complex="italic"/>
    </style:style>
    <style:style style:name="T8" style:family="text">
      <style:text-properties fo:color="#999999" loext:opacity="100%" fo:font-style="italic" officeooo:rsid="00300bf7" style:font-style-asian="italic" style:font-style-complex="italic"/>
    </style:style>
    <style:style style:name="T9" style:family="text">
      <style:text-properties fo:color="#999999" loext:opacity="100%" fo:font-style="italic" officeooo:rsid="0020b962" style:font-style-asian="italic" style:font-style-complex="italic"/>
    </style:style>
    <style:style style:name="T10" style:family="text">
      <style:text-properties fo:color="#999999" loext:opacity="100%" fo:font-style="italic" officeooo:rsid="0010aa6d" style:font-style-asian="italic" style:font-style-complex="italic"/>
    </style:style>
    <style:style style:name="T11" style:family="text">
      <style:text-properties fo:color="#999999" loext:opacity="100%" fo:font-style="italic" officeooo:rsid="00211d5a" style:font-style-asian="italic" style:font-style-complex="italic"/>
    </style:style>
    <style:style style:name="T12" style:family="text">
      <style:text-properties fo:color="#999999" loext:opacity="100%" fo:font-style="italic" officeooo:rsid="003c7668" style:font-style-asian="italic" style:font-style-complex="italic"/>
    </style:style>
    <style:style style:name="T13" style:family="text">
      <style:text-properties fo:color="#999999" loext:opacity="100%" fo:font-style="italic" officeooo:rsid="0015b39a" style:font-style-asian="italic" style:font-style-complex="italic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-asian="Source Code Pro Black" style:font-name-complex="Source Code Pro Black"/>
    </style:style>
    <style:style style:name="T16" style:family="text">
      <style:text-properties fo:color="#000000" loext:opacity="100%" officeooo:rsid="0012147b" style:font-name-asian="Source Code Pro Black" style:font-name-complex="Source Code Pro Black"/>
    </style:style>
    <style:style style:name="T17" style:family="text">
      <style:text-properties fo:color="#000000" loext:opacity="100%" officeooo:rsid="000e9a16" style:font-name-asian="Source Code Pro Black" style:font-name-complex="Source Code Pro Black"/>
    </style:style>
    <style:style style:name="T18" style:family="text">
      <style:text-properties fo:color="#000000" loext:opacity="100%" officeooo:rsid="003b7c01" style:font-name-asian="Source Code Pro Black" style:font-name-complex="Source Code Pro Black"/>
    </style:style>
    <style:style style:name="T19" style:family="text">
      <style:text-properties fo:color="#000000" loext:opacity="100%" officeooo:rsid="003a3d34" style:font-name-asian="Source Code Pro Black" style:font-name-complex="Source Code Pro Black"/>
    </style:style>
    <style:style style:name="T20" style:family="text">
      <style:text-properties fo:color="#000000" loext:opacity="100%" officeooo:rsid="003ca107" style:font-name-asian="Source Code Pro Black" style:font-name-complex="Source Code Pro Black"/>
    </style:style>
    <style:style style:name="T21" style:family="text">
      <style:text-properties fo:color="#000000" loext:opacity="100%" officeooo:rsid="003caca7" style:font-name-asian="Source Code Pro Black" style:font-name-complex="Source Code Pro Black"/>
    </style:style>
    <style:style style:name="T22" style:family="text">
      <style:text-properties fo:color="#000000" loext:opacity="100%" officeooo:rsid="003d8b66" style:font-name-asian="Source Code Pro Black" style:font-name-complex="Source Code Pro Black"/>
    </style:style>
    <style:style style:name="T23" style:family="text">
      <style:text-properties fo:color="#000000" loext:opacity="100%" officeooo:rsid="004a9a39" style:font-name-asian="Source Code Pro Black" style:font-name-complex="Source Code Pro Black"/>
    </style:style>
    <style:style style:name="T24" style:family="text">
      <style:text-properties fo:color="#000000" loext:opacity="100%" officeooo:rsid="00505c42" style:font-name-asian="Source Code Pro Black" style:font-name-complex="Source Code Pro Black"/>
    </style:style>
    <style:style style:name="T25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26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27" style:family="text">
      <style:text-properties fo:color="#000000" loext:opacity="100%" fo:font-weight="bold" style:font-weight-asian="bold" style:font-weight-complex="bold"/>
    </style:style>
    <style:style style:name="T28" style:family="text">
      <style:text-properties fo:color="#000000" loext:opacity="100%" fo:font-weight="bold" officeooo:rsid="00300bf7" style:font-weight-asian="bold" style:font-weight-complex="bold"/>
    </style:style>
    <style:style style:name="T29" style:family="text">
      <style:text-properties fo:color="#000000" loext:opacity="100%" fo:font-weight="bold" officeooo:rsid="003b7c01" style:font-weight-asian="bold" style:font-weight-complex="bold"/>
    </style:style>
    <style:style style:name="T30" style:family="text">
      <style:text-properties fo:color="#000000" loext:opacity="100%" fo:font-style="normal" fo:font-weight="normal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1" style:family="text">
      <style:text-properties fo:color="#000000" loext:opacity="100%" fo:font-style="normal" fo:font-weight="normal" officeooo:rsid="0039ffdc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2" style:family="text">
      <style:text-properties fo:color="#000000" loext:opacity="100%" fo:font-style="normal" fo:font-weight="normal" officeooo:rsid="003a3d34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3" style:family="text">
      <style:text-properties fo:color="#000000" loext:opacity="100%" fo:font-style="normal" fo:font-weight="normal" officeooo:rsid="003caca7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4" style:family="text">
      <style:text-properties fo:color="#000000" loext:opacity="100%" fo:font-style="normal" fo:font-weight="normal" officeooo:rsid="00505c4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5" style:family="text">
      <style:text-properties fo:color="#000000" loext:opacity="100%" fo:font-style="normal" fo:font-weight="normal" officeooo:rsid="00521386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6" style:family="text">
      <style:text-properties fo:color="#000000" loext:opacity="100%" fo:font-style="normal" fo:font-weight="normal" officeooo:rsid="0060a9d5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7" style:family="text">
      <style:text-properties fo:color="#000000" loext:opacity="100%" fo:font-style="normal" fo:font-weight="bold" style:font-name-asian="Source Code Pro Black" style:font-style-asian="normal" style:font-weight-asian="bold" style:font-name-complex="Source Code Pro Black" style:font-style-complex="normal" style:font-weight-complex="bold"/>
    </style:style>
    <style:style style:name="T38" style:family="text">
      <style:text-properties fo:color="#000000" loext:opacity="100%" fo:font-style="normal" fo:font-weight="bold" officeooo:rsid="0012147b" style:font-name-asian="Source Code Pro Black" style:font-style-asian="normal" style:font-weight-asian="bold" style:font-name-complex="Source Code Pro Black" style:font-style-complex="normal" style:font-weight-complex="bold"/>
    </style:style>
    <style:style style:name="T39" style:family="text">
      <style:text-properties fo:color="#000000" loext:opacity="100%" fo:font-style="normal" fo:font-weight="bold" officeooo:rsid="00211d5a" style:font-name-asian="Source Code Pro Black" style:font-style-asian="normal" style:font-weight-asian="bold" style:font-name-complex="Source Code Pro Black" style:font-style-complex="normal" style:font-weight-complex="bold"/>
    </style:style>
    <style:style style:name="T40" style:family="text">
      <style:text-properties fo:color="#000000" loext:opacity="100%" fo:font-style="normal" fo:font-weight="bold" officeooo:rsid="003319fd" style:font-name-asian="Source Code Pro Black" style:font-style-asian="normal" style:font-weight-asian="bold" style:font-name-complex="Source Code Pro Black" style:font-style-complex="normal" style:font-weight-complex="bold"/>
    </style:style>
    <style:style style:name="T41" style:family="text">
      <style:text-properties fo:color="#000000" loext:opacity="100%" fo:font-style="normal" fo:font-weight="bold" officeooo:rsid="0035af77" style:font-name-asian="Source Code Pro Black" style:font-style-asian="normal" style:font-weight-asian="bold" style:font-name-complex="Source Code Pro Black" style:font-style-complex="normal" style:font-weight-complex="bold"/>
    </style:style>
    <style:style style:name="T42" style:family="text">
      <style:text-properties fo:color="#000000" loext:opacity="100%" fo:font-style="normal" fo:font-weight="bold" officeooo:rsid="0039ffdc" style:font-name-asian="Source Code Pro Black" style:font-style-asian="normal" style:font-weight-asian="bold" style:font-name-complex="Source Code Pro Black" style:font-style-complex="normal" style:font-weight-complex="bold"/>
    </style:style>
    <style:style style:name="T43" style:family="text">
      <style:text-properties fo:color="#000000" loext:opacity="100%" fo:font-style="normal" fo:font-weight="bold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44" style:family="text">
      <style:text-properties fo:color="#000000" loext:opacity="100%" fo:font-style="normal" fo:font-weight="bold" officeooo:rsid="003ca107" style:font-name-asian="Source Code Pro Black" style:font-style-asian="normal" style:font-weight-asian="bold" style:font-name-complex="Source Code Pro Black" style:font-style-complex="normal" style:font-weight-complex="bold"/>
    </style:style>
    <style:style style:name="T45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000000" loext:opacity="100%" fo:font-style="normal" fo:font-weight="bold" officeooo:rsid="00300bf7" style:font-style-asian="normal" style:font-weight-asian="bold" style:font-style-complex="normal" style:font-weight-complex="bold"/>
    </style:style>
    <style:style style:name="T47" style:family="text">
      <style:text-properties fo:color="#000000" loext:opacity="100%" fo:font-style="normal" fo:font-weight="bold" officeooo:rsid="0035af77" style:font-style-asian="normal" style:font-weight-asian="bold" style:font-style-complex="normal" style:font-weight-complex="bold"/>
    </style:style>
    <style:style style:name="T48" style:family="text">
      <style:text-properties fo:color="#000000" loext:opacity="100%" fo:font-style="normal" fo:font-weight="bold" officeooo:rsid="003b7c01" style:font-style-asian="normal" style:font-weight-asian="bold" style:font-style-complex="normal" style:font-weight-complex="bold"/>
    </style:style>
    <style:style style:name="T49" style:family="text">
      <style:text-properties fo:color="#000000" loext:opacity="100%" fo:font-style="normal" fo:font-weight="bold" officeooo:rsid="003ca107" style:font-style-asian="normal" style:font-weight-asian="bold" style:font-style-complex="normal" style:font-weight-complex="bold"/>
    </style:style>
    <style:style style:name="T50" style:family="text">
      <style:text-properties fo:color="#000000" loext:opacity="100%" fo:font-style="normal" style:font-style-asian="normal" style:font-style-complex="normal"/>
    </style:style>
    <style:style style:name="T51" style:family="text">
      <style:text-properties fo:color="#000000" loext:opacity="100%" fo:font-style="normal" officeooo:rsid="00102d04" style:font-style-asian="normal" style:font-style-complex="normal"/>
    </style:style>
    <style:style style:name="T52" style:family="text">
      <style:text-properties fo:color="#000000" loext:opacity="100%" fo:font-style="normal" officeooo:rsid="0020b962" style:font-style-asian="normal" style:font-style-complex="normal"/>
    </style:style>
    <style:style style:name="T53" style:family="text">
      <style:text-properties fo:color="#000000" loext:opacity="100%" fo:font-style="normal" officeooo:rsid="0014f72d" style:font-style-asian="normal" style:font-style-complex="normal"/>
    </style:style>
    <style:style style:name="T54" style:family="text">
      <style:text-properties fo:color="#000000" loext:opacity="100%" fo:font-style="normal" officeooo:rsid="00300bf7" style:font-style-asian="normal" style:font-style-complex="normal"/>
    </style:style>
    <style:style style:name="T55" style:family="text">
      <style:text-properties fo:color="#000000" loext:opacity="100%" fo:font-style="normal" officeooo:rsid="00138700" style:font-style-asian="normal" style:font-style-complex="normal"/>
    </style:style>
    <style:style style:name="T56" style:family="text">
      <style:text-properties fo:color="#000000" loext:opacity="100%" fo:font-style="normal" officeooo:rsid="002159b7" style:font-style-asian="normal" style:font-style-complex="normal"/>
    </style:style>
    <style:style style:name="T57" style:family="text">
      <style:text-properties fo:color="#000000" loext:opacity="100%" fo:font-style="normal" officeooo:rsid="00211d5a" style:font-style-asian="normal" style:font-style-complex="normal"/>
    </style:style>
    <style:style style:name="T58" style:family="text">
      <style:text-properties fo:color="#000000" loext:opacity="100%" fo:font-style="normal" officeooo:rsid="005bacf9" style:font-style-asian="normal" style:font-style-complex="normal"/>
    </style:style>
    <style:style style:name="T59" style:family="text">
      <style:text-properties fo:color="#000000" loext:opacity="100%" style:font-name="Open sans" fo:font-size="12pt" fo:font-style="normal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60" style:family="text">
      <style:text-properties fo:color="#000000" loext:opacity="100%" style:font-name="Open sans" fo:font-size="12pt" fo:font-style="normal" fo:font-weight="normal" officeooo:rsid="0039ffdc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61" style:family="text">
      <style:text-properties fo:color="#000000" loext:opacity="100%" style:font-name="Open sans" fo:font-size="12pt" fo:font-style="italic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62" style:family="text">
      <style:text-properties fo:color="#000000" loext:opacity="100%" style:font-name="Open sans" fo:font-size="12pt" fo:font-style="italic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63" style:family="text">
      <style:text-properties fo:color="#000000" loext:opacity="100%" style:font-name="Open sans" fo:font-size="12pt" fo:language="en" fo:country="CA" fo:font-weight="normal" style:font-size-asian="12pt" style:font-weight-asian="normal" style:font-size-complex="12pt" style:font-weight-complex="normal"/>
    </style:style>
    <style:style style:name="T64" style:family="text">
      <style:text-properties fo:color="#000000" loext:opacity="100%" style:font-name="Open sans" fo:font-size="12pt" fo:language="en" fo:country="CA" fo:font-weight="normal" officeooo:rsid="002159b7" style:font-size-asian="12pt" style:font-weight-asian="normal" style:font-size-complex="12pt" style:font-weight-complex="normal"/>
    </style:style>
    <style:style style:name="T65" style:family="text">
      <style:text-properties fo:color="#000000" loext:opacity="100%" style:font-name="Open sans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66" style:family="text">
      <style:text-properties fo:color="#000000" loext:opacity="100%" style:font-name="Open sans" fo:font-size="12pt" fo:language="en" fo:country="CA" fo:font-weight="normal" officeooo:rsid="000d0fae" style:font-size-asian="12pt" style:font-weight-asian="normal" style:font-size-complex="12pt" style:font-weight-complex="normal"/>
    </style:style>
    <style:style style:name="T67" style:family="text">
      <style:text-properties fo:color="#808080" loext:opacity="100%" fo:font-style="italic" officeooo:rsid="0010aa6d" style:font-style-asian="italic" style:font-style-complex="italic"/>
    </style:style>
    <style:style style:name="T68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69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70" style:family="text">
      <style:text-properties officeooo:rsid="0010aa6d"/>
    </style:style>
    <style:style style:name="T71" style:family="text">
      <style:text-properties officeooo:rsid="00138700"/>
    </style:style>
    <style:style style:name="T72" style:family="text">
      <style:text-properties officeooo:rsid="0014f72d"/>
    </style:style>
    <style:style style:name="T73" style:family="text">
      <style:text-properties officeooo:rsid="0015b39a"/>
    </style:style>
    <style:style style:name="T74" style:family="text">
      <style:text-properties officeooo:rsid="0020b962"/>
    </style:style>
    <style:style style:name="T75" style:family="text">
      <style:text-properties officeooo:rsid="00211d5a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46932d" style:font-weight-asian="normal" style:font-weight-complex="normal"/>
    </style:style>
    <style:style style:name="T78" style:family="text">
      <style:text-properties fo:font-weight="normal" officeooo:rsid="005a182e" style:font-weight-asian="normal" style:font-weight-complex="normal"/>
    </style:style>
    <style:style style:name="T79" style:family="text">
      <style:text-properties fo:color="#000080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0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81" style:family="text">
      <style:text-properties officeooo:rsid="002cc7fc"/>
    </style:style>
    <style:style style:name="T82" style:family="text">
      <style:text-properties officeooo:rsid="00300bf7"/>
    </style:style>
    <style:style style:name="T83" style:family="text">
      <style:text-properties officeooo:rsid="0030f51a"/>
    </style:style>
    <style:style style:name="T84" style:family="text">
      <style:text-properties officeooo:rsid="003211f5"/>
    </style:style>
    <style:style style:name="T85" style:family="text">
      <style:text-properties officeooo:rsid="003319fd"/>
    </style:style>
    <style:style style:name="T86" style:family="text">
      <style:text-properties officeooo:rsid="0039ffdc"/>
    </style:style>
    <style:style style:name="T87" style:family="text">
      <style:text-properties officeooo:rsid="003d9e19"/>
    </style:style>
    <style:style style:name="T88" style:family="text">
      <style:text-properties officeooo:rsid="00460227"/>
    </style:style>
    <style:style style:name="T89" style:family="text">
      <style:text-properties officeooo:rsid="0048470b"/>
    </style:style>
    <style:style style:name="T90" style:family="text">
      <style:text-properties officeooo:rsid="004f561b"/>
    </style:style>
    <style:style style:name="T91" style:family="text">
      <style:text-properties officeooo:rsid="005354bf"/>
    </style:style>
    <style:style style:name="T92" style:family="text">
      <style:text-properties officeooo:rsid="005c5243"/>
    </style:style>
    <style:style style:name="T93" style:family="text">
      <style:text-properties officeooo:rsid="005e31cf"/>
    </style:style>
    <style:style style:name="T94" style:family="text">
      <style:text-properties officeooo:rsid="00601eb8"/>
    </style:style>
    <style:style style:name="T95" style:family="text">
      <style:text-properties fo:color="#111111" loext:opacity="100%" style:font-name="Open sans" fo:font-size="12pt" fo:language="en" fo:country="CA" fo:font-style="normal" fo:font-weight="normal" officeooo:rsid="0048470b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color="#111111" loext:opacity="100%" style:font-name="Open sans" fo:font-size="12pt" fo:language="en" fo:country="CA" fo:font-style="normal" fo:font-weight="normal" officeooo:rsid="0060a9d5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officeooo:rsid="0060a9d5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Nikola Tutić</text:p>
            <text:p text:style-name="P60"><text:span text:style-name="T64">7</text:span><text:span text:style-name="T63">685 rue Berri, Montréal</text:span></text:p>
            <text:p text:style-name="P59"><text:span text:style-name="T64">+1 </text:span><text:span text:style-name="T65">819 349-3340</text:span><text:span text:style-name="T66"> </text:span></text:p>
            <text:p text:style-name="P59"><text:a xlink:type="simple" xlink:href="mailto:nikola@tutic.ca" text:style-name="Internet_20_link" text:visited-style-name="Visited_20_Internet_20_Link"><text:span text:style-name="T80">nikola@tutic.ca</text:span></text:a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3">Profil</text:p>
          </table:table-cell>
          <table:table-cell table:style-name="Table4.B1" office:value-type="string">
            <text:p text:style-name="P33"/>
          </table:table-cell>
          <table:table-cell table:style-name="Table4.A1" office:value-type="string">
            <text:p text:style-name="P55">Habiletés</text:p>
          </table:table-cell>
        </table:table-row>
        <table:table-row table:style-name="Table4.2">
          <table:table-cell table:style-name="Table4.A2" office:value-type="string">
            <text:p text:style-name="P46"/>
            <text:p text:style-name="P72"><text:span text:style-name="T92">Je</text:span> suis en recherche d’un emploi <text:span text:style-name="T92">de 14 à 21 heures par semaine palliant à mon </text:span><text:span text:style-name="T93">envie de travailler avec les gens tout en me donnant le temps de travailler sur des projets personnels. </text:span></text:p>
            <text:p text:style-name="P47"/>
          </table:table-cell>
          <table:table-cell table:style-name="Table4.B2" office:value-type="string">
            <text:p text:style-name="P43"/>
            <text:p text:style-name="P43"/>
          </table:table-cell>
          <table:table-cell table:style-name="Table4.C2" office:value-type="string">
            <text:list text:style-name="L1">
              <text:list-item>
                <text:p text:style-name="P69"><text:span text:style-name="T76">Debrouillardise</text:span></text:p>
              </text:list-item>
              <text:list-item>
                <text:p text:style-name="P69"><text:span text:style-name="T78">Communication</text:span></text:p>
              </text:list-item>
              <text:list-item>
                <text:p text:style-name="P68"><text:span text:style-name="T76">Gestion de projets</text:span></text:p>
              </text:list-item>
              <text:list-item>
                <text:p text:style-name="P68"><text:span text:style-name="T77">I</text:span><text:span text:style-name="T76">nformatique</text:span></text:p>
              </text:list-item>
              <text:list-item>
                <text:p text:style-name="P68"><text:span text:style-name="T76">Travaux manuels</text:span></text:p>
                <text:p text:style-name="P68"><text:span text:style-name="T76"/></text:p>
              </text:list-item>
            </text:list>
          </table:table-cell>
        </table:table-row>
        <table:table-row table:style-name="Table4.3">
          <table:table-cell table:style-name="Table4.A1" table:number-columns-spanned="3" office:value-type="string">
            <text:p text:style-name="P56"/>
          </table:table-cell>
          <table:covered-table-cell/>
          <table:covered-table-cell/>
        </table:table-row>
        <table:table-row table:style-name="Table4.3">
          <table:table-cell table:style-name="Table4.A4" table:number-columns-spanned="3" office:value-type="string">
            <text:p text:style-name="P2"/>
            <text:list text:style-name="L2">
              <text:list-item>
                <text:p text:style-name="P53"><text:span text:style-name="T30">Collaborer avec </text:span></text:p>
              </text:list-item>
            </text:list>
          </table:table-cell>
          <table:covered-table-cell/>
          <table:covered-table-cell/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6"/>
          </table:table-cell>
          <table:table-cell table:style-name="Table3.B1" table:number-columns-spanned="2" office:value-type="string">
            <text:p text:style-name="P31">Expérience<text:span text:style-name="T94">s</text:span>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26"><text:span text:style-name="T39">Développeur </text:span><text:span text:style-name="T40">logiciel freelance</text:span><text:span text:style-name="T16"> </text:span></text:p>
            <text:p text:style-name="P48"><text:span text:style-name="T1">UpWork </text:span><text:span text:style-name="T62"><text:s/></text:span></text:p>
          </table:table-cell>
          <table:covered-table-cell/>
          <table:table-cell table:style-name="Table3.C2" table:number-columns-spanned="2" office:value-type="string">
            <text:p text:style-name="P16"><text:span text:style-name="T52">20</text:span><text:span text:style-name="T50">22</text:span><text:span text:style-name="T51"> </text:span><text:span text:style-name="T53">– </text:span><text:span text:style-name="T54">Présent</text:span></text:p>
            <text:p text:style-name="P61">En ligne</text:p>
          </table:table-cell>
          <table:covered-table-cell/>
        </table:table-row>
        <table:table-row>
          <table:table-cell table:style-name="Table3.A3" table:number-columns-spanned="4" office:value-type="string">
            <text:list text:continue-numbering="true" text:style-name="L2">
              <text:list-item>
                <text:p text:style-name="P65"><text:span text:style-name="T31">Conception </text:span><text:span text:style-name="T32">de</text:span><text:span text:style-name="T31"> </text:span><text:span text:style-name="T34">logiciels</text:span><text:span text:style-name="T31"> </text:span><text:span text:style-name="T34">répondant </text:span><text:span text:style-name="T36">pour divers besoin d’entreprises</text:span></text:p>
              </text:list-item>
              <text:list-item>
                <text:p text:style-name="P66"><text:span text:style-name="T36">Sollicitation de clients pour entreprendre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15"><text:span text:style-name="T37">Développeur </text:span><text:span text:style-name="T42">logiciel </text:span><text:span text:style-name="T41">et t</text:span><text:span text:style-name="T37">echnicien contractuel</text:span><text:span text:style-name="T16"> </text:span></text:p>
            <text:p text:style-name="P5"><text:bookmark-start text:name="__DdeLink__509_2290474315"/><text:span text:style-name="T7">Oneka Technologies</text:span><text:bookmark-end text:name="__DdeLink__509_2290474315"/><text:span text:style-name="T19"> <text:s/></text:span></text:p>
          </table:table-cell>
          <table:covered-table-cell/>
          <table:table-cell table:style-name="Table3.C4" table:number-columns-spanned="2" office:value-type="string">
            <text:p text:style-name="P19"><text:span text:style-name="T57">2021 </text:span><text:span text:style-name="T53">– </text:span><text:span text:style-name="T58">2023</text:span></text:p>
            <text:p text:style-name="P19"><text:span text:style-name="T75">Sherbrooke</text:span><text:span text:style-name="T71">, </text:span><text:span text:style-name="T72">Canada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2539443974" text:style-name="L3">
              <text:list-item>
                <text:p text:style-name="P67"><text:span text:style-name="T21">Extension Chrome pour la gestion de temps</text:span><text:span text:style-name="T15"> utilisée par </text:span><text:span text:style-name="T21">les</text:span><text:span text:style-name="T15"> &gt;</text:span><text:span text:style-name="T21">6</text:span><text:span text:style-name="T15">0 employés</text:span></text:p>
              </text:list-item>
              <text:list-item>
                <text:p text:style-name="P67"><text:span text:style-name="T15">Scriptage </text:span><text:span text:style-name="T20">de solutions</text:span><text:span text:style-name="T15"> géomatique</text:span><text:span text:style-name="T20">s</text:span><text:span text:style-name="T15"> </text:span><text:span text:style-name="T18">sur des</text:span><text:span text:style-name="T15"> données </text:span><text:span text:style-name="T18">océanographiques</text:span></text:p>
              </text:list-item>
              <text:list-item>
                <text:p text:style-name="P67"><text:span text:style-name="T18">Surveillance de banc de tests </text:span><text:span text:style-name="T24">et</text:span><text:span text:style-name="T18"> </text:span><text:span text:style-name="T24">d’équipement en m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27"><text:span text:style-name="T43">C</text:span><text:span text:style-name="T38">hargé de projets </text:span><text:span text:style-name="T44">en tant que </text:span><text:span text:style-name="T43">biologiste</text:span></text:p>
            <text:p text:style-name="P27"><text:span text:style-name="T85">Organisme des bassins versants</text:span> Vaudreuil-Soulanges</text:p>
            <text:p text:style-name="P12"><text:span text:style-name="T10">Conseil de l'eau Gaspésie Sud</text:span><text:bookmark text:name="__DdeLink__518_2290474315"/><text:span text:style-name="T26"> </text:span><text:span text:style-name="T70"><text:s text:c="2"/></text:span><text:span text:style-name="T69"><text:s text:c="2"/></text:span><text:span text:style-name="T67"><text:s text:c="2"/></text:span><text:span text:style-name="T69"><text:s/></text:span><text:span text:style-name="T67"><text:s/></text:span><text:span text:style-name="T70"><text:s/></text:span></text:p>
          </table:table-cell>
          <table:covered-table-cell/>
          <table:table-cell table:style-name="Table3.C4" table:number-columns-spanned="2" office:value-type="string">
            <text:p text:style-name="P37"><text:span text:style-name="T74">20</text:span><text:span text:style-name="T71">1</text:span><text:span text:style-name="T85">8</text:span> <text:span text:style-name="T72">– </text:span><text:span text:style-name="T74">20</text:span><text:span text:style-name="T71">20</text:span></text:p>
            <text:p text:style-name="P17">Saint-<text:span text:style-name="T71">Polycarpe, </text:span><text:span text:style-name="T72">Canada</text:span></text:p>
            <text:p text:style-name="P18"><text:span text:style-name="T71">Bonaventure, </text:span><text:span text:style-name="T72">Canada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4">
              <text:list-item>
                <text:p text:style-name="P62">Élaboration et suivi de projets de bandes riveraines avec les municipalités</text:p>
              </text:list-item>
              <text:list-item>
                <text:p text:style-name="P62">Utilisation d’<text:span text:style-name="T90">outils GIS et informatique pour les mandats des organismes </text:span></text:p>
              </text:list-item>
              <text:list-item>
                <text:p text:style-name="P63">C<text:span text:style-name="T91">ollaboration</text:span> avec des acteurs municipaux, agricoles et citoyen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0"><text:span text:style-name="T46">Support techniqu</text:span><text:span text:style-name="T49">e </text:span></text:p>
            <text:p text:style-name="P6"><text:span text:style-name="T11">Sykes </text:span><text:span text:style-name="T8">Enterprises</text:span></text:p>
          </table:table-cell>
          <table:covered-table-cell/>
          <table:table-cell table:style-name="Table3.C8" table:number-columns-spanned="2" office:value-type="string">
            <text:p text:style-name="P29"><text:span text:style-name="T52">20</text:span><text:span text:style-name="T55">1</text:span><text:span text:style-name="T56">7</text:span><text:span text:style-name="T51"> </text:span><text:span text:style-name="T53">– </text:span><text:span text:style-name="T52">20</text:span><text:span text:style-name="T55">1</text:span><text:span text:style-name="T56">8</text:span></text:p>
            <text:p text:style-name="P19"><text:span text:style-name="T71">Sherbrooke, </text:span><text:span text:style-name="T72">Canada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2539443974" text:style-name="L3">
              <text:list-item>
                <text:p text:style-name="P49"><text:span text:style-name="T15">Remplacement en tant que superviseur de plancher </text:span><text:span text:style-name="T22">et</text:span><text:span text:style-name="T15"> instructeur</text:span></text:p>
              </text:list-item>
              <text:list-item>
                <text:p text:style-name="P50"><text:span text:style-name="T15">Assist</text:span><text:span text:style-name="T22">ance de</text:span><text:span text:style-name="T15"> la clientèle d’un fournisseur de téléphonie </text:span><text:span text:style-name="T22">(FR et EN)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1"><text:span text:style-name="T49">E</text:span><text:span text:style-name="T45">ntrepreneur </text:span><text:span text:style-name="T49">agricole</text:span><text:span text:style-name="T14"> </text:span></text:p>
            <text:p text:style-name="P7"><text:span text:style-name="T7">Éc</text:span><text:bookmark-start text:name="__DdeLink__532_2290474315"/><text:span text:style-name="T7">ollab (</text:span><text:span text:style-name="T8">maintenant</text:span><text:span text:style-name="T7"> Agropol)</text:span><text:bookmark-end text:name="__DdeLink__532_2290474315"/></text:p>
          </table:table-cell>
          <table:covered-table-cell/>
          <table:table-cell table:style-name="Table3.C8" table:number-columns-spanned="2" office:value-type="string">
            <text:p text:style-name="P19"><text:span text:style-name="T52">20</text:span><text:span text:style-name="T55">16</text:span><text:span text:style-name="T51"> </text:span><text:span text:style-name="T53">– </text:span><text:span text:style-name="T52">20</text:span><text:span text:style-name="T55">17</text:span></text:p>
            <text:p text:style-name="P19"><text:span text:style-name="T71">Sherbrooke, </text:span><text:span text:style-name="T72">Canada</text:span></text:p>
          </table:table-cell>
          <table:covered-table-cell/>
        </table:table-row>
        <text:soft-page-break/>
        <table:table-row>
          <table:table-cell table:style-name="Table3.A11" table:number-columns-spanned="4" office:value-type="string">
            <text:list text:continue-numbering="true" text:style-name="L3">
              <text:list-item>
                <text:p text:style-name="P54">Production de micropousses et miel pour des restaurants et marchés</text:p>
              </text:list-item>
              <text:list-item>
                <text:p text:style-name="P54">Fabrication de serre et avec entretien de grands jardin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4"><text:span text:style-name="T45">Analyst</text:span><text:span text:style-name="T46">e</text:span><text:span text:style-name="T47"> </text:span><text:span text:style-name="T48">(stage de 4 mois)</text:span><text:span text:style-name="T17"> </text:span></text:p>
            <text:p text:style-name="P9"><text:span text:style-name="T8">Ministère de l’environnement</text:span><text:span text:style-name="T7"> (MELCC)</text:span></text:p>
          </table:table-cell>
          <table:covered-table-cell/>
          <table:table-cell table:style-name="Table3.C8" table:number-columns-spanned="2" office:value-type="string">
            <text:p text:style-name="P38">2016</text:p>
            <text:p text:style-name="P19"><text:span text:style-name="T72">Rimouski</text:span><text:span text:style-name="T71">, </text:span><text:span text:style-name="T72">Canada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3">
              <text:list-item>
                <text:p text:style-name="P54">Traitement de demandes de certificats d’autorisation liés aux plans d’eaux</text:p>
              </text:list-item>
              <text:list-item>
                <text:p text:style-name="P51"><text:span text:style-name="T15">Rédaction de </text:span><text:span text:style-name="T23">rapports et de communications au nom du ministère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30"><text:bookmark text:name="__DdeLink__539_2290474315"/><text:span text:style-name="T28">A</text:span><text:span text:style-name="T27">ssistan</text:span><text:span text:style-name="T28">t de recherche </text:span><text:span text:style-name="T29">(stages de 4 mois)</text:span></text:p>
            <text:p text:style-name="P22"><text:span text:style-name="T82">Lab d’écologie végétale </text:span>(Université de Sherbrooke)</text:p>
            <text:p text:style-name="P22"><text:span text:style-name="T82">Lab </text:span><text:span text:style-name="T87">d’écologie d’arthropodes tropicaux </text:span><text:bookmark-start text:name="__DdeLink__543_2290474315"/><text:span text:style-name="T73">(</text:span><text:span text:style-name="T81">E</text:span><text:span text:style-name="T73">COFOG)</text:span><text:bookmark-end text:name="__DdeLink__543_2290474315"/></text:p>
            <text:p text:style-name="P8"><text:span text:style-name="T12">Tree Snail Conservation Lab </text:span><text:span text:style-name="T13">(Univeristy of Honolulu)</text:span><text:span text:style-name="T25"> </text:span><text:span text:style-name="T69"><text:s/></text:span><text:span text:style-name="T68"><text:s/></text:span></text:p>
          </table:table-cell>
          <table:covered-table-cell/>
          <table:table-cell table:style-name="Table3.C14" table:number-columns-spanned="2" office:value-type="string">
            <text:p text:style-name="P37"><text:span text:style-name="T74">201</text:span><text:span text:style-name="T84">4</text:span> <text:span text:style-name="T72">– </text:span><text:span text:style-name="T74">20</text:span><text:span text:style-name="T71">16</text:span></text:p>
            <text:p text:style-name="P17"><text:span text:style-name="T71">Sherbrooke, </text:span><text:span text:style-name="T72">Canada</text:span></text:p>
            <text:p text:style-name="P23">Kourou, <text:span text:style-name="T83">Guyane française</text:span></text:p>
            <text:p text:style-name="P23">Honolulu, <text:span text:style-name="T83">États-Unis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3">
              <text:list-item>
                <text:p text:style-name="P52">Élaboration &amp; exécution de protocoles terrain <text:span text:style-name="T89">et</text:span> laboratoire rigoureux</text:p>
              </text:list-item>
              <text:list-item>
                <text:p text:style-name="P64">Lecture de littérature scientifique pour l’analyse et la rédaction 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2">É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"/>
            <text:p text:style-name="P13">Développement en mégadonnées</text:p>
            <text:p text:style-name="P11"><text:span text:style-name="T8">Collégial</text:span><text:span text:style-name="T7"> </text:span><text:span text:style-name="T9">(</text:span><text:span text:style-name="T7">AEC</text:span><text:span text:style-name="T9">) </text:span></text:p>
          </table:table-cell>
          <table:table-cell table:style-name="Table1.B2" office:value-type="string">
            <text:p text:style-name="P41"/>
            <text:p text:style-name="P25"><text:span text:style-name="T50">202</text:span><text:span text:style-name="T52">2</text:span><text:span text:style-name="T50"> – </text:span><text:span text:style-name="T58">2024</text:span><text:span text:style-name="T54"> </text:span></text:p>
            <text:p text:style-name="P25">Collège Bois-de-Boulogne<text:span text:style-name="T86">­</text:span></text:p>
          </table:table-cell>
        </table:table-row>
        <table:table-row table:style-name="Table1.3">
          <table:table-cell table:style-name="Table1.A3" office:value-type="string">
            <text:p text:style-name="P40">Géomatique</text:p>
            <text:p text:style-name="P10"><text:span text:style-name="T8">Études supérieures</text:span><text:span text:style-name="T7"> </text:span><text:span text:style-name="T9">(</text:span><text:span text:style-name="T7">DESS</text:span><text:span text:style-name="T9">)</text:span></text:p>
          </table:table-cell>
          <table:table-cell table:style-name="Table1.B3" office:value-type="string">
            <text:p text:style-name="P39">2020 – 2021</text:p>
            <text:p text:style-name="P25">Université de Sherbrooke</text:p>
          </table:table-cell>
        </table:table-row>
        <table:table-row table:style-name="Table1.4">
          <table:table-cell table:style-name="Table1.A4" office:value-type="string">
            <text:p text:style-name="P40">Écologie</text:p>
            <text:p text:style-name="P28">Baccalauréat</text:p>
          </table:table-cell>
          <table:table-cell table:style-name="Table1.B4" office:value-type="string">
            <text:p text:style-name="P39">2013 – 2016</text:p>
            <text:p text:style-name="P25">Université de Sherbrooke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5">Langues</text:p>
          </table:table-cell>
          <table:table-cell table:style-name="Table5.B1" office:value-type="string">
            <text:p text:style-name="P34"/>
          </table:table-cell>
          <table:table-cell table:style-name="Table5.A1" office:value-type="string">
            <text:p text:style-name="P35">Intérêts</text:p>
          </table:table-cell>
        </table:table-row>
        <table:table-row table:style-name="Table5.2">
          <table:table-cell table:style-name="Table5.A2" office:value-type="string">
            <text:list text:continue-numbering="true" text:style-name="L3">
              <text:list-header>
                <text:p text:style-name="P70"/>
              </text:list-header>
              <text:list-item>
                <text:p text:style-name="P73"><text:span text:style-name="T95">Français </text:span><text:span text:style-name="T1">maternelle</text:span></text:p>
              </text:list-item>
              <text:list-item>
                <text:p text:style-name="P73"><text:span text:style-name="T95">Serbo-croate </text:span><text:span text:style-name="T1">maternelle</text:span><text:span text:style-name="T95"> </text:span></text:p>
              </text:list-item>
              <text:list-item>
                <text:p text:style-name="P73"><text:span text:style-name="T95">Anglais </text:span><text:span text:style-name="T1">équivalent à maternelle</text:span></text:p>
              </text:list-item>
              <text:list-item>
                <text:p text:style-name="P73"><text:span text:style-name="T95">Espagnol </text:span><text:span text:style-name="T1">intermédiaire</text:span></text:p>
              </text:list-item>
            </text:list>
            <text:p text:style-name="P45"><text:span text:style-name="T88"><text:s/></text:span></text:p>
          </table:table-cell>
          <table:table-cell table:style-name="Table5.B2" office:value-type="string">
            <text:p text:style-name="P44"/>
          </table:table-cell>
          <table:table-cell table:style-name="Table5.C2" office:value-type="string">
            <text:list text:continue-numbering="true" text:style-name="L3">
              <text:list-header>
                <text:p text:style-name="P57"/>
              </text:list-header>
              <text:list-item>
                <text:p text:style-name="P58">Voyage et nature</text:p>
              </text:list-item>
              <text:list-item>
                <text:p text:style-name="P71">Exploration culinaire</text:p>
              </text:list-item>
              <text:list-item>
                <text:p text:style-name="P71">Course à pieds et cyclisme </text:p>
              </text:list-item>
              <text:list-item>
                <text:p text:style-name="P71"/>
              </text:list-item>
            </text:list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4-05-27T12:37:24.512776417</dc:date>
    <meta:editing-duration>P2DT15H10M33S</meta:editing-duration>
    <meta:editing-cycles>34</meta:editing-cycles>
    <meta:generator>LibreOffice/7.5.9.1$Linux_X86_64 LibreOffice_project/50$Build-1</meta:generator>
    <meta:document-statistic meta:table-count="5" meta:image-count="0" meta:object-count="0" meta:page-count="2" meta:paragraph-count="91" meta:word-count="392" meta:character-count="2657" meta:non-whitespace-character-count="2341"/>
  </office:meta>
</office:document-meta>
</file>